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text-indent="0.4862in" style:auto-text-indent="false"/>
    </style:style>
    <style:style style:name="P2" style:family="paragraph" style:parent-style-name="Standard" style:master-page-name="Standard">
      <style:paragraph-properties fo:margin-left="0in" fo:margin-right="0in" fo:margin-top="0in" fo:margin-bottom="0in" loext:contextual-spacing="false" fo:text-align="justify" style:justify-single-word="false" fo:text-indent="0.4862in" style:auto-text-indent="false" style:page-number="1"/>
    </style:style>
    <style:style style:name="P3"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4"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5"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to doprawia pieczone ziemniaki solą i pieprzem, a następnie ich próbuje, czyni kolejny ważny krok na drodze do mistrzostwa w kuchni. Odrobina soli ożywia całą potrawę. Pierwsza szczypta pieprzu jest zaczątkiem prawdziwej sztuki. Jedna minuta dłużej w piekarniku może spowodować, że pewne ciasta staną się niejadalne. Właśnie tym jest gotowanie – małymi różnicami, które w ostatecznym rozrachunku dadzą przepyszne danie lub niejadalną breję. O sztuce gotowania można pisać wiele i tyleż napisano. Tysiące książek, w których profesjonaliści dzielą się swoją rozległą wiedzą o tych małych różnicach. Tak wiele technik, sposobów i trików polepszających smak jedzenia, na które nie zwracamy uwagi. Jeszcze większa różnorodność mięs, owoców, warzyw i ziół. Dziś chciałbym skupić się na tych ostatnich, gdyż to właśnie one czynią potrawę wyjątkową.</text:p>
      <text:p text:style-name="P1">Doprawić – właśnie w tym słowie zawarte są zarówno przyprawy, jak i jedna bardzo istotna rzecz. Służą one do tego, by pogłębić smak składników, a nie go zdominować. Jeżeli ragù doprawiamy czosnkiem, chcemy, by dodał on do potrawy swoją wyjątkową nutę, a nie żeby kwaskowatość pomidorów zniknęła, słodycz marchewki zmieniła się w gorycz, a cebula przestała mieć znaczenie. Koegzystencja wszystkich aromatów, współpracujących dla nadania naszej potrawie miana znamienitości – oto cel, do którego dążymy.</text:p>
      <text:p text:style-name="P1">Jednak należy zadać sobie pytanie: co do czego? Nie doprawimy przecież karkówki cynamonem, prawda? Oczywiście, możemy go dodać. Czemu by nie zmieszać cynamonu z imbirem, czosnkiem i pieprzem cayenne, nie dodać odrobiny soli, soku z limonki i nieco miodu? Hej, to już jest pomysł na ciekawą marynatę. Pamiętajcie: łączenie skrajności. Słony ze słodkim, kwaśny z ostrym i tak dalej; nie bójcie się eksperymentować. Wróćmy jednak do podstaw.</text:p>
      <text:p text:style-name="P1">Przyprawy w całości czy mielone? Jest to bardzo zależne od ich intensywności, od olejków eterycznych w nich zawartych. Nad tym zagadnieniem nie ma się co rozpisywać. Istotniejszą kwestią jest to, czy dodać je do dania w postaci surowej czy prażonej. Prażenie nie tylko nasila uwalnianie się odorantu, czyniąc przyprawę aromatyczniejszą, ale również zmienia jej smak. Nie polecam używać przypraw uzyskanych tym sposobem do ciast i ryb, gdyż zdominowałyby całe danie.</text:p>
      <text:p text:style-name="P1">Innym ważnym pytaniem jest: świeże czy suszone? Może nie widać tego od razu, ale ma to duże znaczenie. Oczywiście, jeżeli jesteśmy typowym Januszem, bez znaczenia dla naszego podniebienia będzie, w jakiej postaci była przyprawa, której użyliśmy. Jednak nam zależy na tym, by nasze gotowanie było smaczne, a każdy krok i każda najmniejsza zmiana przybliżały nas do perfekcji. Jak wygląda to w praktyce? Przyprawa suszona jest zwykle intensywniejsza, zaś świeża, paradoksalnie, bardziej aromatyczna i harmonijna. Jednak w niektórych przypadkach jest odwrotnie. Weźmy pod lupę czosnek. Och, czymże byłby gulasz bez odrobiny tej cudownej rośliny! Ragù bez niego praktycznie nie istnieje; tak samo sosy, zupy, mięsa, weki. Krótko mówiąc: czyni cuda... Kiedy bowiem zostawimy go w łupinie, nabierze on wspaniałej, kremowej struktury przy pieczeniu. Kilka jego ząbków, trochę rozmarynu, soli, do tego rzecz jasna woda – i już mamy wspaniały wywar, w którym możemy ugotować kartofle. Do czego natomiast nadaje się świeży? Do sosów, nacierania mięs, marynat. Choćby taki dip. Trochę jogurtu, majonezu, odrobina jakiegoś twardego sera (jak choćby Grana Padano), kropelka oliwy, trochę oregano lub mięty, sok z limonki i nasz biały przyjaciel. Wszystko blendujemy i gotowe. Rzecz jasna, dozujmy go z umiarem. Z czasem przybiera on na sile. To znaczy, że sos będzie bardziej intensywny dnia następnego. Świeży czosnek możemy zastąpić pieczonym. Nada on innego, łagodniejszego smaku.</text:p>
      <text:p text:style-name="P1">Do czego więc użyć czosnku suszonego? Osobiście nacieram nim mięsa, które wrzucam na bardzo wysoką temperaturę. Nie doda on goryczki, jak jego świeży odpowiednik. Oczywiście może posłużyć także jako baza do różnego rodzaju mieszanek przypraw.</text:p>
      <text:p text:style-name="P1">Cóż, teraz przydałby się jakiś przepis, w którym moglibyście zastosować w praktyce nabytą wiedzę. Coś prostego i smacznego. Myślę, że gratin będzie dobre. Oczywiście, przepis jest formą podstawową, którą można wzbogacić o różne inne warzywa i zioła.</text:p>
      <text:p text:style-name="P3"/>
      <text:list xml:id="list754619778830379811" text:style-name="WWNum1">
        <text:list-item>
          <text:p text:style-name="P4">1 kg ziemniaków (najlepiej do tego nada się typ A)</text:p>
        </text:list-item>
        <text:list-item>
          <text:p text:style-name="P4">250 ml śmietanki 30%</text:p>
        </text:list-item>
        <text:list-item>
          <text:p text:style-name="P4">1 ząbek czosnku</text:p>
        </text:list-item>
        <text:list-item>
          <text:p text:style-name="P4">1/2 łyżeczki masła</text:p>
        </text:list-item>
        <text:list-item>
          <text:p text:style-name="P4">125 g tartego sera (cheddar, manchego, gruyère lub inny dobrej jakości)</text:p>
        </text:list-item>
        <text:list-item>
          <text:p text:style-name="P4">trochę bułki tartej</text:p>
        </text:list-item>
        <text:list-item>
          <text:p text:style-name="P4">gałka muszkatołowa</text:p>
        </text:list-item>
      </text:list>
      <text:p text:style-name="P7"/>
      <text:p text:style-name="P7"/>
      <text:list xml:id="list4576120168068034079" text:style-name="WWNum2">
        <text:list-item>
          <text:p text:style-name="P5">Piekarnik nagrzać do 200°C (grzanie góra-dół, bez termoobiegu), a w tym czasie przygotować półprodukty. Żaroodporną formę o wymiarach około 12 x 22 cm natrzeć ząbkiem czosnku, a następnie wysmarować masłem i posypać bułką tartą.</text:p>
        </text:list-item>
        <text:list-item>
          <text:p text:style-name="P5">Ziemniaki obrać, opłukać i pokroić na cieniutkie plasterki o grubości ok. 1-2 mm. Należy je opłukać, gdy są już pozbawione skórki, lecz nadal w całości. Zawarta w nich skrobia zagęści całą potrawę. Oprócz ziemniaków mogą być to inne warzywa, jak pomidory czy oberżyna. Chodzi o to, by łączna waga wszystkich warzyw wynosiła 1 kg.</text:p>
        </text:list-item>
        <text:list-item>
          <text:p text:style-name="P5">Ułożyć pierwszą warstwę ziemniaków na dnie formy, tak aby plasterki zachodziły na siebie na około 1 cm. Odrobinę posolić, posypać gałką i dodać ulubione przyprawy. Następnie układać kolejne warstwy, za każdym razem soląc, aż do zużycia reszty ziemniaków.</text:p>
        </text:list-item>
        <text:list-item>
          <text:p text:style-name="P5">Ułożone plasterki ziemniaków zalać śmietanką, a naczynie przykryć pokrywką lub (szczelnie) folią aluminiową. Wstawić do piekarnika i piec przez 60 minut.</text:p>
        </text:list-item>
        <text:list-item>
          <text:p text:style-name="P5">Ostrożnie zdjąć pokrywkę lub folię (uwaga, z naczynia wydostanie się gorąca para!), zapiekankę posypać serem i zapiekać bez przykrycia przez 15 minut.</text:p>
        </text:list-item>
      </text:list>
      <text:p text:style-name="P7"><text:s/></text:p>
      <text:p text:style-name="P7">Pamiętajcie jednak: ten przepis to tylko podstawa. Nie bójcie się eksperymentować, bo właśnie w tym zawiera się istota kuchni.</text:p>
      <text:p text:style-name="P1"/>
      <text:p text:style-name="P6"><text:soft-page-break/><text:a xlink:type="simple" xlink:href="https://yumporium.files.wordpress.com/2014/10/cooking-is-art.jpg" text:style-name="Internet_20_link" text:visited-style-name="Visited_20_Internet_20_Link"><text:span text:style-name="T1">https://yumporium.files.wordpress.com/2014/10/cooking-is-art.jpg</text:span></text:a></text:p>
      <text:p text:style-name="P6"><text:a xlink:type="simple" xlink:href="http://wybieram-zdrowie.com/wp-content/uploads/2017/09/czosnek.jpg" text:style-name="Internet_20_link" text:visited-style-name="Visited_20_Internet_20_Link"><text:span text:style-name="T1">http://wybieram-zdrowie.com/wp-content/uploads/2017/09/czosnek.jpg</text:span></text:a></text:p>
      <text:p text:style-name="P6"><text:a xlink:type="simple" xlink:href="https://static01.nyt.com/images/2015/09/30/dining/30COOKBOOK1/30COOKBOOK1-superJumbo-v2.jpg" text:style-name="Internet_20_link" text:visited-style-name="Visited_20_Internet_20_Link"><text:span text:style-name="T1">https://static01.nyt.com/images/2015/09/30/dining/30COOKBOOK1/30COOKBOOK1-superJumbo-v2.jpg</text:span></text:a></text:p>
      <text:p text:style-name="P7"><text:s/></text:p>
      <text:p text:style-name="P7">White H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6" meta:word-count="859" meta:character-count="5908" meta:non-whitespace-character-count="5079"/>
    <meta:generator>LibreOfficeDev/5.1.0.3$Linux_X86_64 LibreOffice_project/</meta:generator>
  </office:meta>
</office:document-meta>
</file>